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51013888888889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2.83986111111111cm"/>
    </style:style>
    <style:style style:name="co5" style:family="table-column">
      <style:table-column-properties fo:break-before="auto" style:column-width="2.59291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4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d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5,f1,f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6x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2,f1,f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4d</text:p>
          </table:table-cell>
          <table:table-cell table:style-name="ce2"/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,f5,f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3a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1,v5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m</text:p>
          </table:table-cell>
          <table:table-cell table:number-columns-repeated="2" table:style-name="ce2"/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i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i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j</text:p>
          </table:table-cell>
          <table:table-cell table:number-columns-repeated="2" table:style-name="ce2"/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4,f1,f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2d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4,v4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table:number-columns-repeated="2" table:style-name="ce2"/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5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x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2,f1,f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0d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,f5,f2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9a</text:p>
          </table:table-cell>
          <table:table-cell table:style-name="ce2"/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1,v5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3m</text:p>
          </table:table-cell>
          <table:table-cell table:number-columns-repeated="2" table:style-name="ce2"/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3i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i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j</text:p>
          </table:table-cell>
          <table:table-cell table:number-columns-repeated="2" table:style-name="ce2"/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number-rows-repeated="6" table:style-name="ro1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3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4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d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5,f1,f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6x</text:p>
          </table:table-cell>
          <table:table-cell office:value-type="string" table:style-name="ce2">
            <text:p>-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2,f1,f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4d</text:p>
          </table:table-cell>
          <table:table-cell office:value-type="string" table:style-name="ce2">
            <text:p>-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,f5,f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23a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1,v5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6i</text:p>
          </table:table-cell>
          <table:table-cell office:value-type="string" table:style-name="ce2">
            <text:p>-</text:p>
          </table:table-cell>
          <table:table-cell office:value-type="float" office:value="7" table:style-name="ce2">
            <text:p>7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7i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4,f1,f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22d</text:p>
          </table:table-cell>
          <table:table-cell office:value-type="string" table:style-name="ce2">
            <text:p>-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4,v4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5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3x</text:p>
          </table:table-cell>
          <table:table-cell office:value-type="string" table:style-name="ce2">
            <text:p>-</text:p>
          </table:table-cell>
          <table:table-cell office:value-type="float" office:value="23" table:style-name="ce2">
            <text:p>23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2,f1,f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30d</text:p>
          </table:table-cell>
          <table:table-cell office:value-type="string" table:style-name="ce2">
            <text:p>-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,f5,f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39a</text:p>
          </table:table-cell>
          <table:table-cell office:value-type="string" table:style-name="ce2">
            <text:p>-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1,v5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2" table:style-name="ce2">
            <text:p>4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3i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i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office:value-type="float" office:value="43" table:style-name="ce2">
            <text:p>4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4" table:style-name="ce2">
            <text:p>44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0T15:05:46Z</meta:creation-date>
    <dc:date>2023-02-17T15:44:16Z</dc:date>
    <meta:editing-cycles>15</meta:editing-cycles>
    <meta:editing-duration>PT4470S</meta:editing-duration>
  </office:meta>
</office:document-meta>
</file>